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true" fo:min-height="6.738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10.418cm"/>
    </style:style>
    <style:style style:name="pr6" style:family="presentation" style:parent-style-name="Default-outline1" style:list-style-name="L2">
      <style:graphic-properties draw:textarea-vertical-align="middle" fo:min-height="10.418cm"/>
    </style:style>
    <style:style style:name="pr7" style:family="presentation" style:parent-style-name="Default-outline1" style:list-style-name="L2">
      <style:graphic-properties draw:textarea-vertical-align="middle" fo:min-height="10.418cm"/>
    </style:style>
    <style:style style:name="pr8" style:family="presentation" style:parent-style-name="Default-outline1" style:list-style-name="L2">
      <style:graphic-properties draw:textarea-vertical-align="middle" fo:min-height="10.418cm"/>
    </style:style>
    <style:style style:name="pr9" style:family="presentation" style:parent-style-name="Default-outline1" style:list-style-name="L2">
      <style:graphic-properties draw:textarea-vertical-align="middle" fo:min-height="10.418cm"/>
    </style:style>
    <style:style style:name="pr10" style:family="presentation" style:parent-style-name="Default-outline1" style:list-style-name="L2">
      <style:graphic-properties draw:textarea-vertical-align="middle" fo:min-height="10.418cm"/>
    </style:style>
    <style:style style:name="pr11" style:family="presentation" style:parent-style-name="Default-outline1" style:list-style-name="L2">
      <style:graphic-properties draw:textarea-vertical-align="top" fo:min-height="10.418cm"/>
    </style:style>
    <style:style style:name="pr12" style:family="presentation" style:parent-style-name="Default-outline1" style:list-style-name="L2">
      <style:graphic-properties draw:textarea-vertical-align="top" fo:min-height="10.418cm"/>
    </style:style>
    <style:style style:name="co1" style:family="table-column">
      <style:table-column-properties style:column-width="9.313cm" style:use-optimal-column-width="false"/>
    </style:style>
    <style:style style:name="co2" style:family="table-column">
      <style:table-column-properties style:column-width="15.611cm" style:use-optimal-column-width="false"/>
    </style:style>
    <style:style style:name="ro1" style:family="table-row">
      <style:table-row-properties style:row-height="1.407cm"/>
    </style:style>
    <style:style style:name="ro2" style:family="table-row">
      <style:table-row-properties style:row-height="1.85cm"/>
    </style:style>
    <style:style style:name="ro3" style:family="table-row">
      <style:table-row-properties style:row-height="1.525cm"/>
    </style:style>
    <style:style style:name="ro4" style:family="table-row">
      <style:table-row-properties style:row-height="1.41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style:font-name="FreeMono1" fo:font-size="16pt" style:font-size-asian="16pt" style:font-size-complex="16pt"/>
    </style:style>
    <style:style style:name="ce3" style:family="table-cell">
      <loext:graphic-properties draw:textarea-vertical-align="middle"/>
      <style:text-properties fo:font-size="16pt" style:font-size-asian="16pt" style:font-size-complex="16pt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7" style:family="paragraph">
      <style:text-properties style:font-name="FreeMono1"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style:paragraph-properties fo:margin-left="0cm" fo:margin-right="0cm" fo:margin-top="0.508cm" fo:margin-bottom="0cm" fo:line-height="100%" fo:text-indent="0cm"/>
    </style:style>
    <style:style style:name="P12" style:family="paragraph">
      <style:paragraph-properties fo:margin-left="0cm" fo:margin-right="0cm" fo:margin-top="0.508cm" fo:margin-bottom="0cm" fo:line-height="100%" fo:text-indent="0cm"/>
      <style:text-properties style:font-name="Liberation Sans2" fo:font-size="28pt" style:font-size-asian="28pt" style:font-size-complex="2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a6099" style:font-name="Courier New1" fo:font-size="16pt" style:font-size-asian="16pt" style:font-size-complex="16pt"/>
    </style:style>
    <style:style style:name="T4" style:family="text">
      <style:text-properties fo:color="#dd4814" style:font-name="Courier New1" fo:font-size="16pt" style:font-size-asian="16pt" style:font-size-complex="16pt"/>
    </style:style>
    <style:style style:name="T5" style:family="text">
      <style:text-properties style:font-name="Courier New1" fo:font-size="16pt" style:font-size-asian="16pt" style:font-size-complex="16pt"/>
    </style:style>
    <style:style style:name="T6" style:family="text">
      <style:text-properties style:font-name="FreeMono1" fo:font-size="16pt" style:font-size-asian="16pt" style:font-size-complex="16pt"/>
    </style:style>
    <style:style style:name="T7" style:family="text">
      <style:text-properties style:font-name="FreeMono1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font-name="FreeMono1" fo:font-size="16pt" fo:font-style="italic" style:font-size-asian="16pt" style:font-style-asian="italic" style:font-size-complex="16pt" style:font-style-complex="italic"/>
    </style:style>
    <style:style style:name="T11" style:family="text">
      <style:text-properties style:font-name="FreeMono1"/>
    </style:style>
    <style:style style:name="T12" style:family="text">
      <style:text-properties fo:color="#000000" style:font-name="Courier New1" fo:font-size="16pt" style:font-size-asian="16pt" style:font-size-complex="16pt"/>
    </style:style>
    <style:style style:name="T13" style:family="text">
      <style:text-properties fo:font-variant="normal" fo:text-transform="none" fo:color="#dd4814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Liberation Sans2" fo:font-size="28pt" style:font-size-asian="28pt" style:font-size-complex="28pt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font-name="Courier New1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Sketching with Hardwar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06: Programm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Programming the Arduino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Microcontrollers are restricted in memory and computing power</text:p>
              </text:list-item>
              <text:list-item>
                <text:p>Programs are written in C or C++</text:p>
              </text:list-item>
              <text:list-item>
                <text:p>Rather simple applications → simple programs</text:p>
              </text:list-item>
              <text:list-item>
                <text:p>Different patterns and paradigms than e.g. in Jav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Basic Program Structure</text:p>
          </draw:text-box>
        </draw:frame>
        <draw:frame presentation:style-name="pr6" draw:text-style-name="P6" draw:layer="layout" svg:width="25.199cm" svg:height="10.668cm" svg:x="1.401cm" svg:y="3.048cm" presentation:class="outline" presentation:user-transformed="true">
          <draw:text-box>
            <text:p text:style-name="P5"><text:span text:style-name="T3">// declare variables here</text:span></text:p>
            <text:p text:style-name="P5"><text:span text:style-name="T3"/></text:p>
            <text:p text:style-name="P5"><text:span text:style-name="T3">// the setup routine runs once on startup</text:span></text:p>
            <text:p text:style-name="P5"><text:span text:style-name="T4">void setup</text:span><text:span text:style-name="T5">() { <text:s text:c="15"/></text:span></text:p>
            <text:p text:style-name="P5"><text:span text:style-name="T5"/></text:p>
            <text:p text:style-name="P5"><text:span text:style-name="T5">}</text:span></text:p>
            <text:p text:style-name="P5"><text:span text:style-name="T5"/></text:p>
            <text:p text:style-name="P5"><text:span text:style-name="T3">// the loop routine runs over and over again forever:</text:span></text:p>
            <text:p text:style-name="P5"><text:span text:style-name="T4">void loop</text:span><text:span text:style-name="T5">() {</text:span></text:p>
            <text:p text:style-name="P5"><text:span text:style-name="T5"/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Arduino-specific Functions</text:p>
          </draw:text-box>
        </draw:frame>
        <draw:frame draw:style-name="standard" draw:layer="layout" svg:width="24.923cm" svg:height="12.2cm" svg:x="1.27cm" svg:y="2.7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Function</text:p>
              </table:table-cell>
              <table:table-cell>
                <text:p>Description</text:p>
              </table:table-cell>
            </table:table-row>
            <table:table-row table:style-name="ro1">
              <table:table-cell table:style-name="ce2">
                <text:p text:style-name="P7"><text:span text:style-name="T6">delay(int micros)</text:span></text:p>
              </table:table-cell>
              <table:table-cell table:style-name="ce1">
                <text:p>Delays the program by <text:span text:style-name="T7">micros</text:span> microseconds</text:p>
              </table:table-cell>
            </table:table-row>
            <table:table-row table:style-name="ro2" table:default-cell-style-name="ce1">
              <table:table-cell>
                <text:p><text:span text:style-name="T6">pinMode(int pin,</text:span></text:p>
                <text:p><text:span text:style-name="T6"><text:s text:c="8"/></text:span><text:span text:style-name="T6">int direction)</text:span></text:p>
              </table:table-cell>
              <table:table-cell>
                <text:p>Defines a pin as <text:span text:style-name="T7">INPUT</text:span> or <text:span text:style-name="T7">OUTPUT</text:span>. Should be called during <text:span text:style-name="T7">setup().</text:span></text:p>
              </table:table-cell>
            </table:table-row>
            <table:table-row table:style-name="ro1" table:default-cell-style-name="ce1">
              <table:table-cell>
                <text:p><text:span text:style-name="T6">digitalRead(int pin)</text:span></text:p>
              </table:table-cell>
              <table:table-cell>
                <text:p>Reads value from a pin. Returns <text:span text:style-name="T7">HIGH</text:span> (1) or <text:span text:style-name="T7">LOW</text:span> (0).</text:p>
              </table:table-cell>
            </table:table-row>
            <table:table-row table:style-name="ro1" table:default-cell-style-name="ce1">
              <table:table-cell>
                <text:p><text:span text:style-name="T6">analogRead(int pin)</text:span></text:p>
              </table:table-cell>
              <table:table-cell>
                <text:p>Reads analog value from a pin. Returns 0 to 255.</text:p>
              </table:table-cell>
            </table:table-row>
            <table:table-row table:style-name="ro3" table:default-cell-style-name="ce1">
              <table:table-cell>
                <text:p><text:span text:style-name="T6">digitalWrite(int pin,</text:span></text:p>
                <text:p><text:span text:style-name="T6"><text:s text:c="13"/></text:span><text:span text:style-name="T6">int value)</text:span></text:p>
              </table:table-cell>
              <table:table-cell>
                <text:p>Sets a pin to either <text:span text:style-name="T7">HIGH</text:span> (5 V) or <text:span text:style-name="T7">LOW</text:span> (0 V).</text:p>
              </table:table-cell>
            </table:table-row>
            <table:table-row table:style-name="ro3" table:default-cell-style-name="ce1">
              <table:table-cell>
                <text:p><text:span text:style-name="T6">analogWrite(int pin,</text:span></text:p>
                <text:p><text:span text:style-name="T6"><text:s text:c="12"/></text:span><text:span text:style-name="T6">int value)</text:span></text:p>
              </table:table-cell>
              <table:table-cell>
                <text:p>Sets voltage on a pin to a value between 0 (0 V) and 255 (5 V). Only works with pins that support <text:span text:style-name="T8">PWM</text:span>. </text:p>
              </table:table-cell>
            </table:table-row>
            <table:table-row table:style-name="ro4">
              <table:table-cell table:style-name="ce1">
                <text:p><text:span text:style-name="T6">Serial.println(“Hello”)</text:span></text:p>
              </table:table-cell>
              <table:table-cell table:style-name="ce3">
                <text:p text:style-name="P8"><text:span text:style-name="T9">Writes to the serial monitor and can be used for debugging. Call </text:span><text:span text:style-name="T10">Serial.begin(9600)</text:span><text:span text:style-name="T9"> during </text:span><text:span text:style-name="T10">setup()</text:span><text:span text:style-name="T9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Non-blocking code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The Arduino can only run one thread at a time</text:p>
              </text:list-item>
              <text:list-item>
                <text:p>No parallelization of tasks</text:p>
              </text:list-item>
              <text:list-item>
                <text:p>The <text:span text:style-name="T11">delay()</text:span>-function blocks the whole program</text:p>
              </text:list-item>
              <text:list-item>
                <text:p><text:span text:style-name="T11">delay()</text:span> can be avoided by using a tim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 presentation:user-transformed="true">
          <draw:text-box>
            <text:p>Simple Timer</text:p>
          </draw:text-box>
        </draw:frame>
        <draw:frame presentation:style-name="pr7" draw:text-style-name="P6" draw:layer="layout" svg:width="11.806cm" svg:height="10.668cm" svg:x="1.402cm" svg:y="3.048cm" presentation:class="outline" presentation:user-transformed="true">
          <draw:text-box>
            <text:p text:style-name="P5"><text:span text:style-name="T4">int </text:span><text:span text:style-name="T12">buttonPin = 5;</text:span></text:p>
            <text:p text:style-name="P5"><text:span text:style-name="T4">int </text:span><text:span text:style-name="T12">ledPin = 13;</text:span></text:p>
            <text:p text:style-name="P5"><text:span text:style-name="T13">int </text:span><text:span text:style-name="T14">ledState = </text:span><text:span text:style-name="T15">LOW</text:span><text:span text:style-name="T12">;</text:span></text:p>
            <text:p text:style-name="P5"><text:span text:style-name="T4"/></text:p>
            <text:p text:style-name="P5"><text:span text:style-name="T4">void loop</text:span><text:span text:style-name="T5">() {</text:span></text:p>
            <text:p text:style-name="P5"><text:span text:style-name="T16"><text:s text:c="2"/></text:span><text:span text:style-name="T3">// blink the LED</text:span></text:p>
            <text:p text:style-name="P5"><text:span text:style-name="T16"><text:s text:c="2"/></text:span><text:span text:style-name="T16">if(ledState == </text:span><text:span text:style-name="T15">LOW</text:span><text:span text:style-name="T5">) {</text:span></text:p>
            <text:p text:style-name="P5"><text:span text:style-name="T16"><text:s text:c="4"/></text:span><text:span text:style-name="T16">ledState = </text:span><text:span text:style-name="T15">HIGH</text:span><text:span text:style-name="T5">;</text:span></text:p>
            <text:p text:style-name="P5"><text:span text:style-name="T5"><text:s text:c="2"/></text:span><text:span text:style-name="T5">}</text:span></text:p>
            <text:p text:style-name="P5"><text:span text:style-name="T5"><text:s text:c="2"/></text:span><text:span text:style-name="T5">else {</text:span></text:p>
            <text:p text:style-name="P5"><text:span text:style-name="T16"><text:s text:c="4"/></text:span><text:span text:style-name="T16">ledState = </text:span><text:span text:style-name="T15">LOW</text:span><text:span text:style-name="T5">;</text:span></text:p>
            <text:p text:style-name="P5"><text:span text:style-name="T5"><text:s text:c="2"/></text:span><text:span text:style-name="T5">}</text:span></text:p>
            <text:p text:style-name="P5"><text:span text:style-name="T5"><text:s text:c="2"/></text:span></text:p>
            <text:p text:style-name="P5"><text:span text:style-name="T16"><text:s text:c="2"/></text:span><text:span text:style-name="T3">// turn off LED if button is not pressed</text:span></text:p>
            <text:p text:style-name="P5"><text:span text:style-name="T16"><text:s text:c="2"/></text:span><text:span text:style-name="T16">if(</text:span><text:span text:style-name="T13">digitalRead</text:span><text:span text:style-name="T16">(buttonPin) == </text:span><text:span text:style-name="T15">LOW</text:span><text:span text:style-name="T5">) {</text:span></text:p>
            <text:p text:style-name="P5"><text:span text:style-name="T16"><text:s text:c="4"/></text:span><text:span text:style-name="T16">ledState = </text:span><text:span text:style-name="T15">LOW</text:span><text:span text:style-name="T5">;</text:span></text:p>
            <text:p text:style-name="P5"><text:span text:style-name="T5"><text:s text:c="2"/></text:span><text:span text:style-name="T5">}</text:span></text:p>
            <text:p text:style-name="P5"><text:span text:style-name="T5"><text:s text:c="2"/></text:span></text:p>
            <text:p text:style-name="P5"><text:span text:style-name="T16"><text:s text:c="2"/></text:span><text:span text:style-name="T4">digitalWrite</text:span><text:span text:style-name="T5">(ledPin, ledState);</text:span></text:p>
            <text:p text:style-name="P5"><text:span text:style-name="T16"><text:s text:c="2"/></text:span><text:span text:style-name="T13">delay</text:span><text:span text:style-name="T16">(1000); </text:span><text:span text:style-name="T3">// wait for a second</text:span></text:p>
            <text:p text:style-name="P5"><text:span text:style-name="T5">}</text:span></text:p>
          </draw:text-box>
        </draw:frame>
        <draw:frame presentation:style-name="pr8" draw:text-style-name="P6" draw:layer="layout" svg:width="11.036cm" svg:height="10.668cm" svg:x="15.902cm" svg:y="3.048cm" presentation:class="outline" presentation:user-transformed="true">
          <draw:text-box>
            <text:p text:style-name="P5"><text:span text:style-name="T3">// ...</text:span></text:p>
            <text:p text:style-name="P5"><text:span text:style-name="T4">long </text:span><text:span text:style-name="T12">lastMillis = 0;</text:span></text:p>
            <text:p text:style-name="P5"><text:span text:style-name="T4"/></text:p>
            <text:p text:style-name="P5"><text:span text:style-name="T4">void loop</text:span><text:span text:style-name="T5">() {</text:span></text:p>
            <text:p text:style-name="P5"><text:span text:style-name="T16"><text:s text:c="2"/></text:span><text:span text:style-name="T3">// check time since last update</text:span></text:p>
            <text:p text:style-name="P5"><text:span text:style-name="T16"><text:s text:c="2"/></text:span><text:span text:style-name="T16">if(</text:span><text:span text:style-name="T13">millis</text:span><text:span text:style-name="T14">() - lastMillis &gt;= 1000) {</text:span></text:p>
            <text:p text:style-name="P5"><text:span text:style-name="T14"><text:s text:c="4"/></text:span><text:span text:style-name="T14">lastMillis = </text:span><text:span text:style-name="T13">millis</text:span><text:span text:style-name="T14">();</text:span></text:p>
            <text:p text:style-name="P5"><text:span text:style-name="T14"/></text:p>
            <text:p text:style-name="P5"><text:span text:style-name="T16"><text:s text:c="4"/></text:span><text:span text:style-name="T16">if(ledState == </text:span><text:span text:style-name="T15">LOW</text:span><text:span text:style-name="T5">) {</text:span></text:p>
            <text:p text:style-name="P5"><text:span text:style-name="T16"><text:s text:c="6"/></text:span><text:span text:style-name="T16">ledState = </text:span><text:span text:style-name="T15">HIGH</text:span><text:span text:style-name="T5">;</text:span></text:p>
            <text:p text:style-name="P5"><text:span text:style-name="T5"><text:s text:c="4"/></text:span><text:span text:style-name="T5">}</text:span></text:p>
            <text:p text:style-name="P5"><text:span text:style-name="T5"><text:s text:c="4"/></text:span><text:span text:style-name="T5">else {</text:span></text:p>
            <text:p text:style-name="P5"><text:span text:style-name="T16"><text:s text:c="6"/></text:span><text:span text:style-name="T16">ledState = </text:span><text:span text:style-name="T15">LOW</text:span><text:span text:style-name="T5">;</text:span></text:p>
            <text:p text:style-name="P5"><text:span text:style-name="T5"><text:s text:c="4"/></text:span><text:span text:style-name="T5">}</text:span></text:p>
            <text:p text:style-name="P5"><text:span text:style-name="T5"><text:s text:c="2"/></text:span><text:span text:style-name="T5">}</text:span></text:p>
            <text:p text:style-name="P5"><text:span text:style-name="T5"><text:s text:c="2"/></text:span></text:p>
            <text:p text:style-name="P5"><text:span text:style-name="T16"><text:s text:c="2"/></text:span><text:span text:style-name="T3">// turn off LED if button is not pressed</text:span></text:p>
            <text:p text:style-name="P5"><text:span text:style-name="T16"><text:s text:c="2"/></text:span><text:span text:style-name="T16">if(</text:span><text:span text:style-name="T13">digitalRead</text:span><text:span text:style-name="T16">(buttonPin) == </text:span><text:span text:style-name="T15">LOW</text:span><text:span text:style-name="T5">) {</text:span></text:p>
            <text:p text:style-name="P5"><text:span text:style-name="T16"><text:s text:c="4"/></text:span><text:span text:style-name="T16">ledState = </text:span><text:span text:style-name="T15">LOW</text:span><text:span text:style-name="T5">;</text:span></text:p>
            <text:p text:style-name="P5"><text:span text:style-name="T5"><text:s text:c="2"/></text:span><text:span text:style-name="T5">}</text:span></text:p>
            <text:p text:style-name="P5"><text:span text:style-name="T5"><text:s text:c="2"/></text:span></text:p>
            <text:p text:style-name="P5"><text:span text:style-name="T16"><text:s text:c="2"/></text:span><text:span text:style-name="T4">digitalWrite</text:span><text:span text:style-name="T5">(ledPin, ledState);</text:span></text:p>
            <text:p text:style-name="P5"><text:span text:style-name="T5">}</text:span></text:p>
          </draw:text-box>
        </draw:frame>
        <draw:frame draw:style-name="gr2" draw:text-style-name="P10" draw:layer="layout" svg:width="7.874cm" svg:height="0.962cm" svg:x="2.54cm" svg:y="13.97cm">
          <draw:text-box>
            <text:p text:style-name="P9">blocking</text:p>
          </draw:text-box>
        </draw:frame>
        <draw:frame draw:style-name="gr2" draw:text-style-name="P10" draw:layer="layout" svg:width="7.874cm" svg:height="0.962cm" svg:x="16.51cm" svg:y="13.97cm">
          <draw:text-box>
            <text:p text:style-name="P9">non-blocking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Code Structure</text:p>
          </draw:text-box>
        </draw:frame>
        <draw:frame presentation:style-name="pr5" draw:layer="layout" svg:width="25.199cm" svg:height="10.668cm" svg:x="1.4cm" svg:y="3.048cm" presentation:class="outline" presentation:user-transformed="true">
          <draw:text-box>
            <text:list text:style-name="L2">
              <text:list-item>
                <text:p>Arduino code is often simple and sequential</text:p>
              </text:list-item>
              <text:list-item>
                <text:p>Tends to get messy pretty fast</text:p>
              </text:list-item>
              <text:list-item>
                <text:p>Debugging code and hardware at the same time can be tedious</text:p>
              </text:list-item>
              <text:list-item>
                <text:p>Well-structured code leads to better readability and easier debugg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State Machine: Cookie Dispenser</text:p>
          </draw:text-box>
        </draw:frame>
        <draw:frame presentation:style-name="pr9" draw:text-style-name="P6" draw:layer="layout" svg:width="13.33cm" svg:height="10.668cm" svg:x="1.402cm" svg:y="3.048cm" presentation:class="outline" presentation:user-transformed="true">
          <draw:text-box>
            <text:p text:style-name="P5"><text:span text:style-name="T3">#define WAIT 1</text:span></text:p>
            <text:p text:style-name="P5"><text:span text:style-name="T3">#define ORDER 2</text:span></text:p>
            <text:p text:style-name="P5"><text:span text:style-name="T3">#define PAYMENT 3</text:span></text:p>
            <text:p text:style-name="P5"><text:span text:style-name="T3">#define DISPENSE 4</text:span></text:p>
            <text:p text:style-name="P5"><text:span text:style-name="T3"/></text:p>
            <text:p text:style-name="P5"><text:span text:style-name="T13">int </text:span><text:span text:style-name="T14">state = WAIT;</text:span></text:p>
            <text:p text:style-name="P5"><text:span text:style-name="T4">int </text:span><text:span text:style-name="T12">order;</text:span></text:p>
            <text:p text:style-name="P5"><text:span text:style-name="T12"/></text:p>
            <text:p text:style-name="P5"><text:span text:style-name="T3">// cookie dispenser functions</text:span></text:p>
            <text:p text:style-name="P5"><text:span text:style-name="T4">int</text:span><text:span text:style-name="T12"> getInput() { … }</text:span></text:p>
            <text:p text:style-name="P5"><text:span text:style-name="T4">int</text:span><text:span text:style-name="T12"> getOrder() { … }</text:span></text:p>
            <text:p text:style-name="P5"><text:span text:style-name="T4">void</text:span><text:span text:style-name="T12"> handlePayment(int product) { … }</text:span></text:p>
            <text:p text:style-name="P5"><text:span text:style-name="T4">void</text:span><text:span text:style-name="T12"> dispenseProduct(int product) { … }</text:span></text:p>
          </draw:text-box>
        </draw:frame>
        <draw:frame presentation:style-name="pr10" draw:text-style-name="P6" draw:layer="layout" svg:width="11.552cm" svg:height="10.668cm" svg:x="15.378cm" svg:y="3.048cm" presentation:class="outline" presentation:user-transformed="true">
          <draw:text-box>
            <text:p text:style-name="P5"><text:span text:style-name="T4">void loop</text:span><text:span text:style-name="T5">() {</text:span></text:p>
            <text:p text:style-name="P5"><text:span text:style-name="T5"><text:s text:c="2"/></text:span><text:span text:style-name="T5">switch(state) {</text:span></text:p>
            <text:p text:style-name="P5"><text:span text:style-name="T16"><text:s text:c="4"/></text:span><text:span text:style-name="T16">case </text:span><text:span text:style-name="T3">WAIT</text:span><text:span text:style-name="T5">:</text:span></text:p>
            <text:p text:style-name="P5"><text:span text:style-name="T16"><text:s text:c="6"/></text:span><text:span text:style-name="T16">if(getInput() != 0) state = </text:span><text:span text:style-name="T3">ORDER</text:span><text:span text:style-name="T5">;</text:span></text:p>
            <text:p text:style-name="P5"><text:span text:style-name="T5"><text:s text:c="6"/></text:span><text:span text:style-name="T5">else delay(1000);</text:span></text:p>
            <text:p text:style-name="P5"><text:span text:style-name="T5"><text:s text:c="6"/></text:span><text:span text:style-name="T5">break;</text:span></text:p>
            <text:p text:style-name="P5"><text:span text:style-name="T16"><text:s text:c="4"/></text:span><text:span text:style-name="T16">case </text:span><text:span text:style-name="T3">ORDER</text:span><text:span text:style-name="T5">:</text:span></text:p>
            <text:p text:style-name="P5"><text:span text:style-name="T5"><text:s text:c="6"/></text:span><text:span text:style-name="T5">order = getOrder();</text:span></text:p>
            <text:p text:style-name="P5"><text:span text:style-name="T16"><text:s text:c="6"/></text:span><text:span text:style-name="T16">state = </text:span><text:span text:style-name="T3">PAYMENT</text:span><text:span text:style-name="T5">;</text:span></text:p>
            <text:p text:style-name="P5"><text:span text:style-name="T5"><text:s text:c="6"/></text:span><text:span text:style-name="T5">break;</text:span></text:p>
            <text:p text:style-name="P5"><text:span text:style-name="T16"><text:s text:c="4"/></text:span><text:span text:style-name="T16">case </text:span><text:span text:style-name="T3">PAYMENT</text:span><text:span text:style-name="T5">:</text:span></text:p>
            <text:p text:style-name="P5"><text:span text:style-name="T5"><text:s text:c="6"/></text:span><text:span text:style-name="T5">handlePayment(order);</text:span></text:p>
            <text:p text:style-name="P5"><text:span text:style-name="T16"><text:s text:c="6"/></text:span><text:span text:style-name="T16">state = </text:span><text:span text:style-name="T3">DISPENSE</text:span><text:span text:style-name="T5">;</text:span></text:p>
            <text:p text:style-name="P5"><text:span text:style-name="T5"><text:s text:c="6"/></text:span><text:span text:style-name="T5">break;</text:span></text:p>
            <text:p text:style-name="P5"><text:span text:style-name="T16"><text:s text:c="4"/></text:span><text:span text:style-name="T16">case </text:span><text:span text:style-name="T3">DISPENSE</text:span><text:span text:style-name="T5">:</text:span></text:p>
            <text:p text:style-name="P5"><text:span text:style-name="T5"><text:s text:c="6"/></text:span><text:span text:style-name="T5">dispenseProduct(order);</text:span></text:p>
            <text:p text:style-name="P5"><text:span text:style-name="T16"><text:s text:c="6"/></text:span><text:span text:style-name="T16">state = </text:span><text:span text:style-name="T3">WAIT</text:span><text:span text:style-name="T5">;</text:span></text:p>
            <text:p text:style-name="P5"><text:span text:style-name="T5"><text:s text:c="6"/></text:span><text:span text:style-name="T5">break;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Debug Levels</text:p>
          </draw:text-box>
        </draw:frame>
        <draw:frame presentation:style-name="pr11" draw:text-style-name="P12" draw:layer="layout" svg:width="14.092cm" svg:height="10.668cm" svg:x="1.402cm" svg:y="3.048cm" presentation:class="outline" presentation:user-transformed="true">
          <draw:text-box>
            <text:list text:style-name="L2">
              <text:list-item>
                <text:p text:style-name="P11"><text:span text:style-name="T17">The Arduino IDE has no builtin debugger</text:span></text:p>
              </text:list-item>
              <text:list-item>
                <text:p text:style-name="P11"><text:span text:style-name="T17">Serial output is used to log the state of programs</text:span></text:p>
              </text:list-item>
              <text:list-item>
                <text:p text:style-name="P11"><text:span text:style-name="T17">Using debug levels lets you switch between different levels of verbosity quickly</text:span></text:p>
              </text:list-item>
            </text:list>
          </draw:text-box>
        </draw:frame>
        <draw:frame presentation:style-name="pr12" draw:text-style-name="P6" draw:layer="layout" svg:width="10.79cm" svg:height="10.668cm" svg:x="16.302cm" svg:y="3.048cm" presentation:class="outline" presentation:user-transformed="true">
          <draw:text-box>
            <text:p text:style-name="P5"><text:span text:style-name="T3">#define NONE 0</text:span></text:p>
            <text:p text:style-name="P5"><text:span text:style-name="T3">#define ERROR 1</text:span></text:p>
            <text:p text:style-name="P5"><text:span text:style-name="T3">#define WARN 2</text:span></text:p>
            <text:p text:style-name="P5"><text:span text:style-name="T3">#define DEBUG 3</text:span></text:p>
            <text:p text:style-name="P5"><text:span text:style-name="T3">#define ALL 4</text:span></text:p>
            <text:p text:style-name="P5"><text:span text:style-name="T3">#define DEBUG_LEVEL WARN</text:span></text:p>
            <text:p text:style-name="P5"><text:span text:style-name="T3"/></text:p>
            <text:p text:style-name="P5"><text:span text:style-name="T4">void loop</text:span><text:span text:style-name="T5">() {</text:span></text:p>
            <text:p text:style-name="P5"><text:span text:style-name="T16"><text:s text:c="2"/></text:span><text:span text:style-name="T16">if(</text:span><text:span text:style-name="T18">DEBUG_LEVEL</text:span><text:span text:style-name="T16"> &gt;= </text:span><text:span text:style-name="T3">WARN</text:span><text:span text:style-name="T5">) {</text:span></text:p>
            <text:p text:style-name="P5"><text:span text:style-name="T5"><text:s text:c="4"/></text:span><text:span text:style-name="T5">Serial.println(“Warning!”);</text:span></text:p>
            <text:p text:style-name="P5"><text:span text:style-name="T5"><text:s text:c="2"/></text:span><text:span text:style-name="T5">}</text:span></text:p>
            <text:p text:style-name="P5"><text:span text:style-name="T5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28:53.283533916</meta:creation-date>
    <dc:date>2019-09-06T13:01:11.119727565</dc:date>
    <meta:editing-duration>P3DT1H44M54S</meta:editing-duration>
    <meta:editing-cycles>99</meta:editing-cycles>
    <meta:generator>LibreOffice/6.1.5.2$Linux_X86_64 LibreOffice_project/10$Build-2</meta:generator>
    <meta:document-statistic meta:object-count="63"/>
  </office:meta>
</office:document-meta>
</file>